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1f9fe" officeooo:paragraph-rsid="0011f9fe"/>
    </style:style>
    <style:style style:name="P2" style:family="paragraph" style:parent-style-name="Text_20_body" style:list-style-name="L6">
      <style:text-properties officeooo:rsid="0011f9fe" officeooo:paragraph-rsid="0012a206"/>
    </style:style>
    <style:style style:name="P3" style:family="paragraph" style:parent-style-name="Text_20_body">
      <style:text-properties officeooo:rsid="0012a206" officeooo:paragraph-rsid="0012a206"/>
    </style:style>
    <style:style style:name="P4" style:family="paragraph" style:parent-style-name="Text_20_body" style:list-style-name="L6">
      <style:text-properties officeooo:rsid="0012a206" officeooo:paragraph-rsid="0012a206"/>
    </style:style>
    <style:style style:name="P5" style:family="paragraph" style:parent-style-name="Text_20_body" style:list-style-name="L8">
      <style:text-properties officeooo:paragraph-rsid="0011f9fe"/>
    </style:style>
    <style:style style:name="P6" style:family="paragraph" style:parent-style-name="Text_20_body">
      <style:text-properties officeooo:rsid="0013dcfa" officeooo:paragraph-rsid="0013dcfa"/>
    </style:style>
    <style:style style:name="P7" style:family="paragraph" style:parent-style-name="Text_20_body">
      <style:text-properties officeooo:rsid="00153a4b" officeooo:paragraph-rsid="00153a4b"/>
    </style:style>
    <style:style style:name="P8" style:family="paragraph" style:parent-style-name="Text_20_body">
      <style:text-properties officeooo:rsid="0016fe08" officeooo:paragraph-rsid="0016fe08"/>
    </style:style>
    <style:style style:name="P9" style:family="paragraph" style:parent-style-name="Text_20_body">
      <style:text-properties officeooo:rsid="001a5227" officeooo:paragraph-rsid="001a5227"/>
    </style:style>
    <style:style style:name="P10" style:family="paragraph" style:parent-style-name="Text_20_body">
      <style:text-properties officeooo:rsid="0020712a" officeooo:paragraph-rsid="0020712a"/>
    </style:style>
    <style:style style:name="P11" style:family="paragraph" style:parent-style-name="Text_20_body" style:list-style-name="L20">
      <style:text-properties officeooo:rsid="0020712a" officeooo:paragraph-rsid="0020712a"/>
    </style:style>
    <style:style style:name="P12" style:family="paragraph" style:parent-style-name="Text_20_body" style:list-style-name="L21">
      <style:text-properties officeooo:rsid="0020712a" officeooo:paragraph-rsid="0020712a"/>
    </style:style>
    <style:style style:name="P13" style:family="paragraph" style:parent-style-name="Text_20_body">
      <style:text-properties officeooo:rsid="0022161f" officeooo:paragraph-rsid="0022161f"/>
    </style:style>
    <style:style style:name="P14" style:family="paragraph" style:parent-style-name="Text_20_body">
      <style:text-properties officeooo:rsid="0023c171" officeooo:paragraph-rsid="0023c171"/>
    </style:style>
    <style:style style:name="P15" style:family="paragraph" style:parent-style-name="Text_20_body" style:list-style-name="L20">
      <style:text-properties officeooo:rsid="00256d36" officeooo:paragraph-rsid="00256d36"/>
    </style:style>
    <style:style style:name="P16" style:family="paragraph" style:parent-style-name="Text_20_body" style:list-style-name="L1">
      <loext:graphic-properties draw:fill="none"/>
      <style:paragraph-properties fo:margin-top="0in" fo:margin-bottom="0in" loext:contextual-spacing="false" fo:line-height="100%" fo:background-color="transparent"/>
      <style:text-properties officeooo:rsid="0011f9fe" officeooo:paragraph-rsid="0011f9fe"/>
    </style:style>
    <style:style style:name="P17" style:family="paragraph" style:parent-style-name="Text_20_body">
      <loext:graphic-properties draw:fill="none"/>
      <style:paragraph-properties fo:margin-top="0in" fo:margin-bottom="0in" loext:contextual-spacing="false" fo:line-height="100%" fo:background-color="transparent"/>
      <style:text-properties officeooo:rsid="0011f9fe" officeooo:paragraph-rsid="0011f9fe"/>
    </style:style>
    <style:style style:name="P18" style:family="paragraph" style:parent-style-name="Text_20_body" style:list-style-name="L2">
      <loext:graphic-properties draw:fill="none"/>
      <style:paragraph-properties fo:margin-top="0in" fo:margin-bottom="0in" loext:contextual-spacing="false" fo:line-height="100%" fo:background-color="transparent"/>
      <style:text-properties officeooo:rsid="0011f9fe" officeooo:paragraph-rsid="0011f9fe"/>
    </style:style>
    <style:style style:name="P19" style:family="paragraph" style:parent-style-name="Text_20_body" style:list-style-name="L3">
      <loext:graphic-properties draw:fill="none"/>
      <style:paragraph-properties fo:margin-top="0in" fo:margin-bottom="0in" loext:contextual-spacing="false" fo:line-height="100%" fo:background-color="transparent"/>
      <style:text-properties officeooo:rsid="0011f9fe" officeooo:paragraph-rsid="0011f9fe"/>
    </style:style>
    <style:style style:name="P20" style:family="paragraph" style:parent-style-name="Text_20_body" style:list-style-name="L4">
      <loext:graphic-properties draw:fill="none"/>
      <style:paragraph-properties fo:margin-top="0in" fo:margin-bottom="0in" loext:contextual-spacing="false" fo:line-height="100%" fo:background-color="transparent"/>
      <style:text-properties officeooo:rsid="0011f9fe" officeooo:paragraph-rsid="0011f9fe"/>
    </style:style>
    <style:style style:name="P21" style:family="paragraph" style:parent-style-name="Text_20_body" style:list-style-name="L5">
      <loext:graphic-properties draw:fill="none"/>
      <style:paragraph-properties fo:margin-top="0in" fo:margin-bottom="0in" loext:contextual-spacing="false" fo:line-height="100%" fo:background-color="transparent"/>
      <style:text-properties officeooo:rsid="0011f9fe" officeooo:paragraph-rsid="0011f9fe"/>
    </style:style>
    <style:style style:name="P22" style:family="paragraph" style:parent-style-name="Text_20_body" style:list-style-name="">
      <loext:graphic-properties draw:fill="none"/>
      <style:paragraph-properties fo:margin-top="0in" fo:margin-bottom="0in" loext:contextual-spacing="false" fo:line-height="100%" fo:background-color="transparent"/>
      <style:text-properties officeooo:rsid="0011f9fe" officeooo:paragraph-rsid="0011f9fe"/>
    </style:style>
    <style:style style:name="P23" style:family="paragraph" style:parent-style-name="Text_20_body" style:list-style-name="L4">
      <loext:graphic-properties draw:fill="none"/>
      <style:paragraph-properties fo:margin-top="0in" fo:margin-bottom="0in" loext:contextual-spacing="false" fo:line-height="100%" fo:background-color="transparent"/>
      <style:text-properties officeooo:rsid="00153a4b" officeooo:paragraph-rsid="00153a4b"/>
    </style:style>
    <style:style style:name="P24" style:family="paragraph" style:parent-style-name="Text_20_body" style:list-style-name="">
      <loext:graphic-properties draw:fill="none"/>
      <style:paragraph-properties fo:margin-top="0in" fo:margin-bottom="0in" loext:contextual-spacing="false" fo:line-height="100%" fo:background-color="transparent"/>
      <style:text-properties officeooo:rsid="00153a4b" officeooo:paragraph-rsid="00153a4b"/>
    </style:style>
    <style:style style:name="P25" style:family="paragraph" style:parent-style-name="Text_20_body" style:list-style-name="L9">
      <loext:graphic-properties draw:fill="none"/>
      <style:paragraph-properties fo:margin-top="0in" fo:margin-bottom="0in" loext:contextual-spacing="false" fo:line-height="100%" fo:background-color="transparent"/>
      <style:text-properties officeooo:rsid="00153a4b" officeooo:paragraph-rsid="00153a4b"/>
    </style:style>
    <style:style style:name="P26" style:family="paragraph" style:parent-style-name="Text_20_body">
      <loext:graphic-properties draw:fill="none"/>
      <style:paragraph-properties fo:margin-top="0in" fo:margin-bottom="0in" loext:contextual-spacing="false" fo:line-height="100%" fo:background-color="transparent"/>
      <style:text-properties officeooo:rsid="00153a4b" officeooo:paragraph-rsid="00153a4b"/>
    </style:style>
    <style:style style:name="P27" style:family="paragraph" style:parent-style-name="Text_20_body" style:list-style-name="L10">
      <loext:graphic-properties draw:fill="none"/>
      <style:paragraph-properties fo:margin-top="0in" fo:margin-bottom="0in" loext:contextual-spacing="false" fo:line-height="100%" fo:background-color="transparent"/>
      <style:text-properties officeooo:rsid="00153a4b" officeooo:paragraph-rsid="00153a4b"/>
    </style:style>
    <style:style style:name="P28" style:family="paragraph" style:parent-style-name="Text_20_body" style:list-style-name="L11">
      <loext:graphic-properties draw:fill="none"/>
      <style:paragraph-properties fo:margin-top="0in" fo:margin-bottom="0in" loext:contextual-spacing="false" fo:line-height="100%" fo:background-color="transparent"/>
      <style:text-properties officeooo:rsid="00153a4b" officeooo:paragraph-rsid="00153a4b"/>
    </style:style>
    <style:style style:name="P29" style:family="paragraph" style:parent-style-name="Text_20_body">
      <style:paragraph-properties fo:margin-top="0in" fo:margin-bottom="0in" loext:contextual-spacing="false"/>
      <style:text-properties officeooo:rsid="001a5227" officeooo:paragraph-rsid="001a5227"/>
    </style:style>
    <style:style style:name="P30" style:family="paragraph" style:parent-style-name="Text_20_body" style:list-style-name="L12">
      <style:paragraph-properties fo:margin-top="0in" fo:margin-bottom="0in" loext:contextual-spacing="false"/>
      <style:text-properties officeooo:rsid="001a5227" officeooo:paragraph-rsid="001a5227"/>
    </style:style>
    <style:style style:name="P31" style:family="paragraph" style:parent-style-name="Text_20_body" style:list-style-name="L14">
      <style:paragraph-properties fo:margin-top="0in" fo:margin-bottom="0in" loext:contextual-spacing="false"/>
      <style:text-properties officeooo:rsid="001a5227" officeooo:paragraph-rsid="001a5227"/>
    </style:style>
    <style:style style:name="P32" style:family="paragraph" style:parent-style-name="Text_20_body" style:list-style-name="L15">
      <style:paragraph-properties fo:margin-top="0in" fo:margin-bottom="0in" loext:contextual-spacing="false"/>
      <style:text-properties officeooo:rsid="001a5227" officeooo:paragraph-rsid="001a5227"/>
    </style:style>
    <style:style style:name="P33" style:family="paragraph" style:parent-style-name="Text_20_body" style:list-style-name="L16">
      <style:paragraph-properties fo:margin-top="0in" fo:margin-bottom="0in" loext:contextual-spacing="false"/>
      <style:text-properties officeooo:rsid="001abdaa" officeooo:paragraph-rsid="001abdaa"/>
    </style:style>
    <style:style style:name="P34" style:family="paragraph" style:parent-style-name="Text_20_body" style:list-style-name="L14">
      <style:paragraph-properties fo:margin-top="0in" fo:margin-bottom="0in" loext:contextual-spacing="false"/>
      <style:text-properties officeooo:rsid="001abdaa" officeooo:paragraph-rsid="001abdaa"/>
    </style:style>
    <style:style style:name="P35" style:family="paragraph" style:parent-style-name="Text_20_body" style:list-style-name="L15">
      <style:paragraph-properties fo:margin-top="0in" fo:margin-bottom="0in" loext:contextual-spacing="false"/>
      <style:text-properties officeooo:rsid="001abdaa" officeooo:paragraph-rsid="001abdaa"/>
    </style:style>
    <style:style style:name="P36" style:family="paragraph" style:parent-style-name="Text_20_body">
      <style:paragraph-properties fo:margin-top="0in" fo:margin-bottom="0in" loext:contextual-spacing="false"/>
      <style:text-properties officeooo:rsid="001abdaa" officeooo:paragraph-rsid="001abdaa"/>
    </style:style>
    <style:style style:name="P37" style:family="paragraph" style:parent-style-name="Text_20_body" style:list-style-name="L17">
      <style:paragraph-properties fo:margin-top="0in" fo:margin-bottom="0in" loext:contextual-spacing="false"/>
      <style:text-properties officeooo:rsid="001abdaa" officeooo:paragraph-rsid="001abdaa"/>
    </style:style>
    <style:style style:name="P38" style:family="paragraph" style:parent-style-name="Text_20_body">
      <style:paragraph-properties fo:margin-top="0in" fo:margin-bottom="0in" loext:contextual-spacing="false"/>
      <style:text-properties officeooo:rsid="001c197e" officeooo:paragraph-rsid="001c197e"/>
    </style:style>
    <style:style style:name="P39" style:family="paragraph" style:parent-style-name="Text_20_body" style:list-style-name="L18">
      <style:paragraph-properties fo:margin-top="0in" fo:margin-bottom="0in" loext:contextual-spacing="false"/>
      <style:text-properties officeooo:rsid="001c197e" officeooo:paragraph-rsid="001c197e"/>
    </style:style>
    <style:style style:name="P40" style:family="paragraph" style:parent-style-name="Text_20_body" style:list-style-name="L19">
      <style:paragraph-properties fo:margin-top="0in" fo:margin-bottom="0in" loext:contextual-spacing="false"/>
      <style:text-properties officeooo:rsid="001c197e" officeooo:paragraph-rsid="001c197e"/>
    </style:style>
    <style:style style:name="P41" style:family="paragraph" style:parent-style-name="Text_20_body" style:list-style-name="L10">
      <loext:graphic-properties draw:fill="none"/>
      <style:paragraph-properties fo:margin-top="0in" fo:margin-bottom="0in" loext:contextual-spacing="false" fo:line-height="100%" fo:background-color="transparent"/>
      <style:text-properties officeooo:rsid="001c7e05" officeooo:paragraph-rsid="001c7e05"/>
    </style:style>
    <style:style style:name="P42" style:family="paragraph" style:parent-style-name="Text_20_body" style:list-style-name="L4">
      <loext:graphic-properties draw:fill="none"/>
      <style:paragraph-properties fo:margin-top="0in" fo:margin-bottom="0in" loext:contextual-spacing="false" fo:line-height="100%" fo:background-color="transparent"/>
      <style:text-properties officeooo:rsid="001c7e05" officeooo:paragraph-rsid="001c7e05"/>
    </style:style>
    <style:style style:name="P43" style:family="paragraph" style:parent-style-name="Text_20_body" style:list-style-name="L12">
      <style:paragraph-properties fo:margin-top="0in" fo:margin-bottom="0in" loext:contextual-spacing="false"/>
      <style:text-properties officeooo:rsid="001d3aba" officeooo:paragraph-rsid="001d3aba"/>
    </style:style>
    <style:style style:name="P44" style:family="paragraph" style:parent-style-name="Text_20_body" style:list-style-name="L12">
      <style:paragraph-properties fo:margin-top="0in" fo:margin-bottom="0in" loext:contextual-spacing="false"/>
      <style:text-properties officeooo:rsid="001f2163" officeooo:paragraph-rsid="001f2163"/>
    </style:style>
    <style:style style:name="P45" style:family="paragraph" style:parent-style-name="Text_20_body" style:list-style-name="L15">
      <style:paragraph-properties fo:margin-top="0in" fo:margin-bottom="0in" loext:contextual-spacing="false"/>
      <style:text-properties officeooo:rsid="0020712a" officeooo:paragraph-rsid="0020712a"/>
    </style:style>
    <style:style style:name="P46" style:family="paragraph" style:parent-style-name="Text_20_body" style:list-style-name="L12">
      <style:paragraph-properties fo:margin-top="0in" fo:margin-bottom="0in" loext:contextual-spacing="false"/>
      <style:text-properties officeooo:rsid="0022161f" officeooo:paragraph-rsid="0022161f"/>
    </style:style>
    <style:style style:name="P47" style:family="paragraph" style:parent-style-name="Heading_20_1">
      <style:text-properties officeooo:rsid="0011f9fe" officeooo:paragraph-rsid="0011f9fe"/>
    </style:style>
    <style:style style:name="P48" style:family="paragraph" style:parent-style-name="Heading_20_1">
      <style:paragraph-properties fo:break-before="page"/>
      <style:text-properties officeooo:rsid="0011f9fe" officeooo:paragraph-rsid="0011f9fe"/>
    </style:style>
    <style:style style:name="P49" style:family="paragraph" style:parent-style-name="Heading_20_1">
      <style:paragraph-properties fo:break-before="page"/>
      <style:text-properties officeooo:rsid="0020712a" officeooo:paragraph-rsid="0020712a"/>
    </style:style>
    <style:style style:name="T1" style:family="text">
      <style:text-properties officeooo:rsid="0011f9fe"/>
    </style:style>
    <style:style style:name="T2" style:family="text">
      <style:text-properties officeooo:rsid="0020712a"/>
    </style:style>
    <style:style style:name="T3" style:family="text">
      <style:text-properties officeooo:rsid="002515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1">Packing List – SIDE A</text:h>
      <text:p text:style-name="P1">Phillips</text:p>
      <text:list xml:id="list889211060" text:style-name="L1">
        <text:list-item>
          <text:p text:style-name="P16">Big manual phillips head</text:p>
        </text:list-item>
        <text:list-item>
          <text:p text:style-name="P16">Precision phillips </text:p>
        </text:list-item>
        <text:list-item>
          <text:p text:style-name="P16">Precision flat</text:p>
        </text:list-item>
        <text:list-item>
          <text:p text:style-name="P16">Small precision flat</text:p>
        </text:list-item>
        <text:list-item>
          <text:p text:style-name="P16">Precision set</text:p>
        </text:list-item>
        <text:list-item>
          <text:p text:style-name="P16">Purple multi-driver</text:p>
        </text:list-item>
      </text:list>
      <text:p text:style-name="P17"/>
      <text:p text:style-name="P17">Hex Drivers</text:p>
      <text:list xml:id="list2656638825" text:style-name="L5">
        <text:list-item>
          <text:p text:style-name="P21">M2.0 driver</text:p>
        </text:list-item>
        <text:list-item>
          <text:p text:style-name="P21">M1.5 driver</text:p>
        </text:list-item>
        <text:list-item>
          <text:p text:style-name="P21">Metric driver set</text:p>
        </text:list-item>
      </text:list>
      <text:p text:style-name="P17"/>
      <text:p text:style-name="P17">Misc Tools</text:p>
      <text:list xml:id="list2034785571" text:style-name="L4">
        <text:list-item>
          <text:p text:style-name="P20">“Engineer” crimper</text:p>
        </text:list-item>
        <text:list-item>
          <text:p text:style-name="P20">Red side cutters</text:p>
        </text:list-item>
        <text:list-item>
          <text:p text:style-name="P20">Blue vise grip big pliers</text:p>
        </text:list-item>
        <text:list-item>
          <text:p text:style-name="P20">Blue vise grip needle nose</text:p>
        </text:list-item>
        <text:list-item>
          <text:p text:style-name="P20">Green long needle nose</text:p>
        </text:list-item>
        <text:list-item>
          <text:p text:style-name="P20">Yellow box cutters</text:p>
        </text:list-item>
        <text:list-item>
          <text:p text:style-name="P20">Tweezers</text:p>
        </text:list-item>
        <text:list-item>
          <text:p text:style-name="P23">Red wire strippers</text:p>
        </text:list-item>
        <text:list-item>
          <text:p text:style-name="P23">Red scissors</text:p>
        </text:list-item>
        <text:list-item>
          <text:p text:style-name="P42">Mini swiss pocket knife</text:p>
        </text:list-item>
      </text:list>
      <text:p text:style-name="P17"/>
      <text:p text:style-name="P17">Connectors</text:p>
      <text:list xml:id="list3330339566" text:style-name="L3">
        <text:list-item>
          <text:p text:style-name="P19">JST XH4</text:p>
        </text:list-item>
        <text:list-item>
          <text:p text:style-name="P19">JST PH4</text:p>
        </text:list-item>
        <text:list-item>
          <text:p text:style-name="P19">JST PH3</text:p>
        </text:list-item>
        <text:list-item>
          <text:p text:style-name="P19">JST ZH4</text:p>
        </text:list-item>
        <text:list-item>
          <text:p text:style-name="P19">JST PH Terminals</text:p>
        </text:list-item>
        <text:list-item>
          <text:p text:style-name="P19">JST XH Terminals</text:p>
        </text:list-item>
        <text:list-item>
          <text:p text:style-name="P19">JST ZH Terminals</text:p>
        </text:list-item>
      </text:list>
      <text:p text:style-name="P17"/>
      <text:p text:style-name="P17">Spares</text:p>
      <text:list xml:id="list1751994001" text:style-name="L2">
        <text:list-item>
          <text:p text:style-name="P18">Barrel lock</text:p>
        </text:list-item>
        <text:list-item>
          <text:p text:style-name="P18">Canister lid</text:p>
        </text:list-item>
      </text:list>
      <text:p text:style-name="P22"/>
      <text:p text:style-name="P24">RF</text:p>
      <text:list xml:id="list960019498" text:style-name="L9">
        <text:list-item>
          <text:p text:style-name="P25">5.8GHz Wifi dongle + cable</text:p>
        </text:list-item>
      </text:list>
      <text:p text:style-name="P26"/>
      <text:p text:style-name="P26">Consumables</text:p>
      <text:list xml:id="list122532847" text:style-name="L10">
        <text:list-item>
          <text:p text:style-name="P27">Superglue</text:p>
        </text:list-item>
        <text:list-item>
          <text:p text:style-name="P41">4” cable ties</text:p>
        </text:list-item>
        <text:list-item>
          <text:p text:style-name="P41">6” cable ties</text:p>
        </text:list-item>
      </text:list>
      <text:p text:style-name="P26"/>
      <text:p text:style-name="P26">Adhesives</text:p>
      <text:list xml:id="list3738966497" text:style-name="L11">
        <text:list-item>
          <text:p text:style-name="P28">Double side sticky tape</text:p>
        </text:list-item>
        <text:list-item>
          <text:p text:style-name="P28">Black electrical tape</text:p>
        </text:list-item>
        <text:list-item>
          <text:p text:style-name="P28">Purple electrical tape</text:p>
        </text:list-item>
        <text:list-item>
          <text:p text:style-name="P28">Velcro hook and loop tape</text:p>
        </text:list-item>
      </text:list>
      <text:p text:style-name="P26"/>
      <text:p text:style-name="P26"/>
      <text:h text:style-name="P48" text:outline-level="1">Packing List – SIDE B</text:h>
      <text:p text:style-name="P29">Spare parts</text:p>
      <text:list xml:id="list3032578143" text:style-name="L12">
        <text:list-item>
          <text:p text:style-name="P30">AEG actuator</text:p>
        </text:list-item>
        <text:list-item>
          <text:p text:style-name="P43">RPI3 camera</text:p>
        </text:list-item>
        <text:list-item>
          <text:p text:style-name="P43">Camera FFC cable</text:p>
        </text:list-item>
        <text:list-item>
          <text:p text:style-name="P44">pi3 hat</text:p>
        </text:list-item>
        <text:list-item>
          <text:p text:style-name="P46">2x motor BB covers</text:p>
        </text:list-item>
      </text:list>
      <text:p text:style-name="P29"/>
      <text:p text:style-name="P38">Tools</text:p>
      <text:list xml:id="list3586977994" text:style-name="L19">
        <text:list-item>
          <text:p text:style-name="P40">Flashlight</text:p>
        </text:list-item>
      </text:list>
      <text:p text:style-name="P29"/>
      <text:p text:style-name="P29">Plastic baggies</text:p>
      <text:p text:style-name="P29"/>
      <text:p text:style-name="P29">USB micro cable</text:p>
      <text:p text:style-name="P29"/>
      <text:p text:style-name="P36">M3 HW</text:p>
      <text:list xml:id="list1697237373" text:style-name="L16">
        <text:list-item>
          <text:p text:style-name="P33">M3x6 Pan Hex</text:p>
        </text:list-item>
        <text:list-item>
          <text:p text:style-name="P33">M3x10 Pan Hex</text:p>
        </text:list-item>
        <text:list-item>
          <text:p text:style-name="P33">M3x14 Pan Hex</text:p>
        </text:list-item>
        <text:list-item>
          <text:p text:style-name="P33">M3x8 Pan Phillips</text:p>
        </text:list-item>
        <text:list-item>
          <text:p text:style-name="P33">M3x6 Flat Hex</text:p>
        </text:list-item>
        <text:list-item>
          <text:p text:style-name="P33">M3x8 Flat Hex</text:p>
        </text:list-item>
      </text:list>
      <text:p text:style-name="P36"/>
      <text:p text:style-name="P36">M2.5 HW</text:p>
      <text:list xml:id="list3947856316" text:style-name="L17">
        <text:list-item>
          <text:p text:style-name="P37">M2.5x5 Flat Hex</text:p>
        </text:list-item>
        <text:list-item>
          <text:p text:style-name="P37">M2.5x6 Flat Hex</text:p>
        </text:list-item>
        <text:list-item>
          <text:p text:style-name="P37">M2.5x8 Flat Hex</text:p>
        </text:list-item>
        <text:list-item>
          <text:p text:style-name="P37">M2.5x10 Flat Hex</text:p>
        </text:list-item>
        <text:list-item>
          <text:p text:style-name="P37">M2.5x8 Pan Phillips</text:p>
        </text:list-item>
        <text:list-item>
          <text:p text:style-name="P37">M2.5x12 Pan Phillips</text:p>
        </text:list-item>
      </text:list>
      <text:p text:style-name="P36"/>
      <text:p text:style-name="P38">M2 HW</text:p>
      <text:list xml:id="list1712084654" text:style-name="L18">
        <text:list-item>
          <text:p text:style-name="P39">M2x6 Hex</text:p>
        </text:list-item>
      </text:list>
      <text:p text:style-name="P29"/>
      <text:p text:style-name="P29">Adapters</text:p>
      <text:list xml:id="list3029197625" text:style-name="L14">
        <text:list-item>
          <text:p text:style-name="P31">1 port RS485</text:p>
        </text:list-item>
        <text:list-item>
          <text:p text:style-name="P31">4 port RS485</text:p>
        </text:list-item>
        <text:list-item>
          <text:p text:style-name="P31">USB micro cable</text:p>
        </text:list-item>
        <text:list-item>
          <text:p text:style-name="P34">USB mini cable</text:p>
        </text:list-item>
        <text:list-item>
          <text:p text:style-name="P31">USB hub</text:p>
        </text:list-item>
      </text:list>
      <text:p text:style-name="P29"/>
      <text:p text:style-name="P29">Harnesses</text:p>
      <text:list xml:id="list3683165359" text:style-name="L15">
        <text:list-item>
          <text:p text:style-name="P32">bare wire to 3 pin RS485</text:p>
        </text:list-item>
        <text:list-item>
          <text:p text:style-name="P32">DB9 to 4 pin RS485</text:p>
        </text:list-item>
        <text:list-item>
          <text:p text:style-name="P32">DB9 to 6 pin RS422</text:p>
        </text:list-item>
        <text:list-item>
          <text:p text:style-name="P32">JST XH4 jumper cable</text:p>
        </text:list-item>
        <text:list-item>
          <text:p text:style-name="P35">4x JST PH3 485 jumper cables</text:p>
        </text:list-item>
        <text:list-item>
          <text:p text:style-name="P45">JST XH4 to bare power wires</text:p>
        </text:list-item>
      </text:list>
      <text:h text:style-name="P49" text:outline-level="1">Small Pelican</text:h>
      <text:p text:style-name="P10">Tool box</text:p>
      <text:p text:style-name="P10">Spares</text:p>
      <text:list xml:id="list5576533" text:style-name="L20">
        <text:list-item>
          <text:p text:style-name="P11">RPI3</text:p>
        </text:list-item>
        <text:list-item>
          <text:p text:style-name="P15">Motor SN13</text:p>
        </text:list-item>
      </text:list>
      <text:p text:style-name="P10">Misc</text:p>
      <text:list xml:id="list1188915587" text:style-name="L21">
        <text:list-item>
          <text:p text:style-name="P12">STM32 programmer</text:p>
        </text:list-item>
      </text:list>
      <text:p text:style-name="P10">Fiducials</text:p>
      <text:p text:style-name="P13">Thinkpad motor power supply</text:p>
      <text:p text:style-name="P13">26 AWG wire spools</text:p>
      <text:p text:style-name="P14">Safety glasses</text:p>
      <text:p text:style-name="P9"/>
      <text:h text:style-name="P48" text:outline-level="1">Packing List – <text:span text:style-name="T2">Big </text:span>Pelican</text:h>
      <text:p text:style-name="P1">Robot chassis</text:p>
      <text:p text:style-name="P3">Left Sterilite</text:p>
      <text:list xml:id="list3929175617" text:style-name="L6">
        <text:list-item>
          <text:p text:style-name="P4">Turret Shroud</text:p>
        </text:list-item>
        <text:list-item>
          <text:p text:style-name="P2">Gearbox printed parts for display</text:p>
        </text:list-item>
        <text:list-item>
          <text:p text:style-name="P2">Spare assembled leg</text:p>
        </text:list-item>
      </text:list>
      <text:p text:style-name="P3">Right Sterilite</text:p>
      <text:list xml:id="list2126788071" text:style-name="L8">
        <text:list-item>
          <text:p text:style-name="P5"><text:span text:style-name="T1">Turret</text:span></text:p>
        </text:list-item>
      </text:list>
      <text:p text:style-name="P1">Resting legs</text:p>
      <text:p text:style-name="P1">B<text:span text:style-name="T3">B</text:span>s</text:p>
      <text:p text:style-name="P1">5.8GHz transmitter – in bag</text:p>
      <text:p text:style-name="P1">5.8GHz receiver – in bag</text:p>
      <text:p text:style-name="P1">Turret shroud</text:p>
      <text:p text:style-name="P1">Charger</text:p>
      <text:p text:style-name="P3">Power strip</text:p>
      <text:p text:style-name="P3">Joystick</text:p>
      <text:p text:style-name="P6">Hot glue gun and glue sticks</text:p>
      <text:p text:style-name="P7">AZD Fluke Meter</text:p>
      <text:p text:style-name="P7">Robot shore power connector</text:p>
      <text:p text:style-name="P7">Ethernet cable</text:p>
      <text:p text:style-name="P8">Scotch tape</text:p>
      <text:p text:style-name="P8">Clamp for display gearbox</text:p>
      <text:p text:style-name="P9">Chronometer for BB speed measurement</text:p>
      <text:p text:style-name="P10">Gearbox metal parts for display</text:p>
      <text:p text:style-name="P10">Duct ta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2:38:51.650668645</meta:creation-date>
    <dc:date>2019-05-15T20:21:32.793109699</dc:date>
    <meta:editing-duration>PT3H30M42S</meta:editing-duration>
    <meta:editing-cycles>9</meta:editing-cycles>
    <meta:generator>LibreOffice/6.0.7.3$Linux_X86_64 LibreOffice_project/00m0$Build-3</meta:generator>
    <meta:print-date>2019-05-15T20:21:26.996328313</meta:print-date>
    <meta:document-statistic meta:table-count="0" meta:image-count="0" meta:object-count="0" meta:page-count="4" meta:paragraph-count="121" meta:word-count="400" meta:character-count="1874" meta:non-whitespace-character-count="1662"/>
  </office:meta>
</office:document-meta>
</file>